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1.7654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2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row table:style-name="ro1">
          <table:table-cell office:value-type="string">
            <text:p>Host: elab – client elab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Total 83MB 850 file of 100k each</text:p>
          </table:table-cell>
          <table:table-cell table:number-columns-repeated="4"/>
          <table:table-cell table:style-name="ce1" office:value-type="string">
            <text:p>Total 321.1MB 850 file of 400k each</text:p>
          </table:table-cell>
          <table:table-cell table:number-columns-repeated="4"/>
          <table:table-cell table:style-name="ce1" office:value-type="string">
            <text:p>Total 1.3GB 850 file of 1.6M each</text:p>
          </table:table-cell>
          <table:table-cell table:number-columns-repeated="3"/>
        </table:table-row>
        <table:table-row table:style-name="ro2">
          <table:table-cell office:value-type="string">
            <text:p>Upload 100k</text:p>
          </table:table-cell>
          <table:table-cell table:number-columns-repeated="4"/>
          <table:table-cell office:value-type="string">
            <text:p>Upload 400k</text:p>
          </table:table-cell>
          <table:table-cell table:number-columns-repeated="4"/>
          <table:table-cell office:value-type="string">
            <text:p>Upload 1600k</text:p>
          </table:table-cell>
          <table:table-cell table:number-columns-repeated="3"/>
        </table:table-row>
        <table:table-row table:style-name="ro2">
          <table:table-cell office:value-type="string">
            <text:p>Hot Spots - Method</text:p>
          </table:table-cell>
          <table:table-cell office:value-type="string">
            <text:p>Self time [%] Upload 100k</text:p>
          </table:table-cell>
          <table:table-cell office:value-type="string">
            <text:p>Self time 100k</text:p>
          </table:table-cell>
          <table:table-cell office:value-type="string">
            <text:p>Invocations 100k</text:p>
          </table:table-cell>
          <table:table-cell/>
          <table:table-cell office:value-type="string">
            <text:p>Hot Spots – Method <text:s/>Upload 400k</text:p>
          </table:table-cell>
          <table:table-cell office:value-type="string">
            <text:p>Self time [%] Upload 400k</text:p>
          </table:table-cell>
          <table:table-cell office:value-type="string">
            <text:p>Self time Upload 400k</text:p>
          </table:table-cell>
          <table:table-cell office:value-type="string">
            <text:p>Invocations Upload 400k</text:p>
          </table:table-cell>
          <table:table-cell/>
          <table:table-cell office:value-type="string">
            <text:p>Hot Spots – Method <text:s/>Upload 1600k</text:p>
          </table:table-cell>
          <table:table-cell office:value-type="string">
            <text:p>Self time [%] Upload 1600k</text:p>
          </table:table-cell>
          <table:table-cell office:value-type="string">
            <text:p>Self time Upload 400k</text:p>
          </table:table-cell>
          <table:table-cell office:value-type="string">
            <text:p>Invocations Upload 1600k</text:p>
          </table:table-cell>
        </table:table-row>
        <table:table-row table:style-name="ro1">
          <table:table-cell office:value-type="string">
            <text:p>Frontend</text:p>
          </table:table-cell>
          <table:table-cell table:style-name="ce2" office:value-type="float" office:value="2.995897627554">
            <text:p>2.995897627554</text:p>
          </table:table-cell>
          <table:table-cell office:value-type="float" office:value="970.974">
            <text:p>970.974</text:p>
          </table:table-cell>
          <table:table-cell office:value-type="float" office:value="2579">
            <text:p>2579</text:p>
          </table:table-cell>
          <table:table-cell/>
          <table:table-cell office:value-type="string">
            <text:p>Frontend</text:p>
          </table:table-cell>
          <table:table-cell office:value-type="float" office:value="2.297207374605">
            <text:p>2.2972073746</text:p>
          </table:table-cell>
          <table:table-cell office:value-type="float" office:value="1047.726">
            <text:p>1047.726</text:p>
          </table:table-cell>
          <table:table-cell office:value-type="float" office:value="2579">
            <text:p>2579</text:p>
          </table:table-cell>
          <table:table-cell/>
          <table:table-cell office:value-type="string">
            <text:p>Frontend</text:p>
          </table:table-cell>
          <table:table-cell office:value-type="float" office:value="1.7308627857438">
            <text:p>1.7308627857</text:p>
          </table:table-cell>
          <table:table-cell office:value-type="float" office:value="2627.238">
            <text:p>2627.238</text:p>
          </table:table-cell>
          <table:table-cell office:value-type="float" office:value="5150">
            <text:p>5150</text:p>
          </table:table-cell>
        </table:table-row>
        <table:table-row table:style-name="ro1">
          <table:table-cell office:value-type="string">
            <text:p>WebDavResources</text:p>
          </table:table-cell>
          <table:table-cell office:value-type="float" office:value="2.3255204112">
            <text:p>2.3255204112</text:p>
          </table:table-cell>
          <table:table-cell office:value-type="float" office:value="753.704">
            <text:p>753.704</text:p>
          </table:table-cell>
          <table:table-cell office:value-type="float" office:value="20506">
            <text:p>20506</text:p>
          </table:table-cell>
          <table:table-cell/>
          <table:table-cell office:value-type="string">
            <text:p>webResource</text:p>
          </table:table-cell>
          <table:table-cell office:value-type="float" office:value="4.7957579065">
            <text:p>4.7957579065</text:p>
          </table:table-cell>
          <table:table-cell office:value-type="float" office:value="2187.282">
            <text:p>2187.282</text:p>
          </table:table-cell>
          <table:table-cell office:value-type="float" office:value="20506">
            <text:p>20506</text:p>
          </table:table-cell>
          <table:table-cell/>
          <table:table-cell office:value-type="string">
            <text:p>webResource</text:p>
          </table:table-cell>
          <table:table-cell office:value-type="float" office:value="9.1507200789">
            <text:p>9.1507200789</text:p>
          </table:table-cell>
          <table:table-cell office:value-type="float" office:value="13889.673">
            <text:p>13889.673</text:p>
          </table:table-cell>
          <table:table-cell office:value-type="float" office:value="43621">
            <text:p>43621</text:p>
          </table:table-cell>
        </table:table-row>
        <table:table-row table:style-name="ro2">
          <table:table-cell office:value-type="string">
            <text:p>Catalog </text:p>
          </table:table-cell>
          <table:table-cell table:style-name="ce2" office:value-type="float" office:value="65.68303928522">
            <text:p>65.68303928522</text:p>
          </table:table-cell>
          <table:table-cell office:value-type="float" office:value="21287.953">
            <text:p>21287.953</text:p>
          </table:table-cell>
          <table:table-cell office:value-type="float" office:value="12848">
            <text:p>12848</text:p>
          </table:table-cell>
          <table:table-cell/>
          <table:table-cell office:value-type="string">
            <text:p>Catalog </text:p>
          </table:table-cell>
          <table:table-cell office:value-type="float" office:value="66.192270172082">
            <text:p>66.1922701721</text:p>
          </table:table-cell>
          <table:table-cell office:value-type="float" office:value="30189.421">
            <text:p>30189.421</text:p>
          </table:table-cell>
          <table:table-cell office:value-type="float" office:value="12848">
            <text:p>12848</text:p>
          </table:table-cell>
          <table:table-cell/>
          <table:table-cell office:value-type="string">
            <text:p>Catalog </text:p>
          </table:table-cell>
          <table:table-cell office:value-type="float" office:value="49.744516939142">
            <text:p>49.7445169391</text:p>
          </table:table-cell>
          <table:table-cell office:value-type="float" office:value="75506.091">
            <text:p>75506.091</text:p>
          </table:table-cell>
          <table:table-cell office:value-type="float" office:value="17148">
            <text:p>17148</text:p>
          </table:table-cell>
        </table:table-row>
        <table:table-row table:style-name="ro1">
          <table:table-cell office:value-type="string">
            <text:p>LogicalResources </text:p>
          </table:table-cell>
          <table:table-cell table:style-name="ce2" office:value-type="float" office:value="12.880238622748">
            <text:p>12.880238622748</text:p>
          </table:table-cell>
          <table:table-cell office:value-type="float" office:value="4174.501">
            <text:p>4174.501</text:p>
          </table:table-cell>
          <table:table-cell office:value-type="float" office:value="810002">
            <text:p>810002</text:p>
          </table:table-cell>
          <table:table-cell/>
          <table:table-cell office:value-type="string">
            <text:p>LogicResource</text:p>
          </table:table-cell>
          <table:table-cell office:value-type="float" office:value="13.089233811851">
            <text:p>13.0892338119</text:p>
          </table:table-cell>
          <table:table-cell office:value-type="float" office:value="5969.827">
            <text:p>5969.827</text:p>
          </table:table-cell>
          <table:table-cell office:value-type="float" office:value="810302">
            <text:p>810302</text:p>
          </table:table-cell>
          <table:table-cell/>
          <table:table-cell office:value-type="string">
            <text:p>LogicResource</text:p>
          </table:table-cell>
          <table:table-cell office:value-type="float" office:value="8.41376843758434">
            <text:p>8.4137684376</text:p>
          </table:table-cell>
          <table:table-cell office:value-type="float" office:value="12771.071">
            <text:p>12771.071</text:p>
          </table:table-cell>
          <table:table-cell office:value-type="float" office:value="1204394">
            <text:p>1204394</text:p>
          </table:table-cell>
        </table:table-row>
        <table:table-row table:style-name="ro1">
          <table:table-cell office:value-type="string">
            <text:p>Backend </text:p>
          </table:table-cell>
          <table:table-cell table:style-name="ce2" office:value-type="float" office:value="9.935890146795">
            <text:p>9.935890146795</text:p>
          </table:table-cell>
          <table:table-cell office:value-type="float" office:value="3220.234">
            <text:p>3220.234</text:p>
          </table:table-cell>
          <table:table-cell office:value-type="float" office:value="4155401">
            <text:p>4155401</text:p>
          </table:table-cell>
          <table:table-cell/>
          <table:table-cell office:value-type="string">
            <text:p>Backend</text:p>
          </table:table-cell>
          <table:table-cell office:value-type="float" office:value="9.23746712869299">
            <text:p>9.2374671287</text:p>
          </table:table-cell>
          <table:table-cell office:value-type="float" office:value="4213.087">
            <text:p>4213.087</text:p>
          </table:table-cell>
          <table:table-cell office:value-type="float" office:value="4155401">
            <text:p>4155401</text:p>
          </table:table-cell>
          <table:table-cell/>
          <table:table-cell office:value-type="string">
            <text:p>Backend</text:p>
          </table:table-cell>
          <table:table-cell office:value-type="float" office:value="27.2975947514683">
            <text:p>27.2975947515</text:p>
          </table:table-cell>
          <table:table-cell office:value-type="float" office:value="41434.409">
            <text:p>41434.409</text:p>
          </table:table-cell>
          <table:table-cell office:value-type="float" office:value="4178803">
            <text:p>4178803</text:p>
          </table:table-cell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style-name="ce1" office:value-type="string">
            <text:p>Total 83MB 850 file of 100k each</text:p>
          </table:table-cell>
          <table:table-cell table:number-columns-repeated="4"/>
          <table:table-cell table:style-name="ce1" office:value-type="string">
            <text:p>Total 321.1MB 850 file of 400k each</text:p>
          </table:table-cell>
          <table:table-cell table:number-columns-repeated="4"/>
          <table:table-cell table:style-name="ce1" office:value-type="string">
            <text:p>Total 1.3GB 850 file of 1.6M each</text:p>
          </table:table-cell>
          <table:table-cell table:number-columns-repeated="3"/>
        </table:table-row>
        <table:table-row table:style-name="ro2">
          <table:table-cell office:value-type="string">
            <text:p>Download 100k</text:p>
          </table:table-cell>
          <table:table-cell table:number-columns-repeated="4"/>
          <table:table-cell office:value-type="string">
            <text:p><text:s/>download 400k</text:p>
          </table:table-cell>
          <table:table-cell table:number-columns-repeated="4"/>
          <table:table-cell office:value-type="string">
            <text:p><text:s/>download 1600k</text:p>
          </table:table-cell>
          <table:table-cell table:number-columns-repeated="3"/>
        </table:table-row>
        <table:table-row table:style-name="ro2">
          <table:table-cell office:value-type="string">
            <text:p>Hot Spots – Method</text:p>
          </table:table-cell>
          <table:table-cell office:value-type="string">
            <text:p>Self time [%] Download 100k</text:p>
          </table:table-cell>
          <table:table-cell office:value-type="string">
            <text:p>Self time <text:s/>Download 100k</text:p>
          </table:table-cell>
          <table:table-cell office:value-type="string">
            <text:p>Invocations <text:s/>Download 100k</text:p>
          </table:table-cell>
          <table:table-cell/>
          <table:table-cell office:value-type="string">
            <text:p>Hot Spots - Method</text:p>
          </table:table-cell>
          <table:table-cell office:value-type="string">
            <text:p>Self time [%] Download 400k</text:p>
          </table:table-cell>
          <table:table-cell office:value-type="string">
            <text:p>Self time Download 400k</text:p>
          </table:table-cell>
          <table:table-cell office:value-type="string">
            <text:p>Invocations Download 400k</text:p>
          </table:table-cell>
          <table:table-cell/>
          <table:table-cell office:value-type="string">
            <text:p>Hot Spots – Method download 1600k</text:p>
          </table:table-cell>
          <table:table-cell office:value-type="string">
            <text:p>Self time [%] <text:s/>download 1600k</text:p>
          </table:table-cell>
          <table:table-cell office:value-type="string">
            <text:p>Self time Download 400k</text:p>
          </table:table-cell>
          <table:table-cell office:value-type="string">
            <text:p>Invocations download 1600k</text:p>
          </table:table-cell>
        </table:table-row>
        <table:table-row table:style-name="ro1">
          <table:table-cell office:value-type="string">
            <text:p>Frontend</text:p>
          </table:table-cell>
          <table:table-cell office:value-type="float" office:value="21.9100627">
            <text:p>21.9100627</text:p>
          </table:table-cell>
          <table:table-cell office:value-type="float" office:value="667.806">
            <text:p>667.806</text:p>
          </table:table-cell>
          <table:table-cell office:value-type="float" office:value="5100">
            <text:p>5100</text:p>
          </table:table-cell>
          <table:table-cell/>
          <table:table-cell office:value-type="string">
            <text:p>Frontend</text:p>
          </table:table-cell>
          <table:table-cell office:value-type="float" office:value="13.571623">
            <text:p>13.571623</text:p>
          </table:table-cell>
          <table:table-cell office:value-type="float" office:value="403.882">
            <text:p>403.882</text:p>
          </table:table-cell>
          <table:table-cell office:value-type="float" office:value="2550">
            <text:p>2550</text:p>
          </table:table-cell>
          <table:table-cell/>
          <table:table-cell office:value-type="string">
            <text:p>Frontend</text:p>
          </table:table-cell>
          <table:table-cell office:value-type="float" office:value="1.8068983">
            <text:p>1.8068983</text:p>
          </table:table-cell>
          <table:table-cell office:value-type="float" office:value="489.999">
            <text:p>489.999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string">
            <text:p>webResource</text:p>
          </table:table-cell>
          <table:table-cell office:value-type="float" office:value="6.5113443725">
            <text:p>6.5113443725</text:p>
          </table:table-cell>
          <table:table-cell office:value-type="float" office:value="198.462">
            <text:p>198.462</text:p>
          </table:table-cell>
          <table:table-cell office:value-type="float" office:value="32301">
            <text:p>32301</text:p>
          </table:table-cell>
          <table:table-cell/>
          <table:table-cell office:value-type="string">
            <text:p>webResource</text:p>
          </table:table-cell>
          <table:table-cell office:value-type="float" office:value="3.6008575703">
            <text:p>3.6008575703</text:p>
          </table:table-cell>
          <table:table-cell office:value-type="float" office:value="107.159">
            <text:p>107.159</text:p>
          </table:table-cell>
          <table:table-cell office:value-type="float" office:value="15301">
            <text:p>15301</text:p>
          </table:table-cell>
          <table:table-cell/>
          <table:table-cell office:value-type="string">
            <text:p>webResource</text:p>
          </table:table-cell>
          <table:table-cell office:value-type="float" office:value="0.4436239231">
            <text:p>0.4436239231</text:p>
          </table:table-cell>
          <table:table-cell office:value-type="float" office:value="120.303">
            <text:p>120.303</text:p>
          </table:table-cell>
          <table:table-cell office:value-type="float" office:value="15300">
            <text:p>15300</text:p>
          </table:table-cell>
        </table:table-row>
        <table:table-row table:style-name="ro2">
          <table:table-cell office:value-type="string">
            <text:p>Catalog </text:p>
          </table:table-cell>
          <table:table-cell office:value-type="float" office:value="0.20886263">
            <text:p>0.20886263</text:p>
          </table:table-cell>
          <table:table-cell office:value-type="float" office:value="22.828">
            <text:p>22.828</text:p>
          </table:table-cell>
          <table:table-cell office:value-type="float" office:value="5100">
            <text:p>5100</text:p>
          </table:table-cell>
          <table:table-cell/>
          <table:table-cell office:value-type="string">
            <text:p>Catalog </text:p>
          </table:table-cell>
          <table:table-cell office:value-type="float" office:value="0.14476147">
            <text:p>0.14476147</text:p>
          </table:table-cell>
          <table:table-cell office:value-type="float" office:value="4.308">
            <text:p>4.308</text:p>
          </table:table-cell>
          <table:table-cell office:value-type="float" office:value="850">
            <text:p>850</text:p>
          </table:table-cell>
          <table:table-cell/>
          <table:table-cell office:value-type="string">
            <text:p>Catalog </text:p>
          </table:table-cell>
          <table:table-cell office:value-type="float" office:value="0.01960673">
            <text:p>0.01960673</text:p>
          </table:table-cell>
          <table:table-cell office:value-type="float" office:value="5.317">
            <text:p>5.317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LogicResource</text:p>
          </table:table-cell>
          <table:table-cell office:value-type="float" office:value="31.1994461838">
            <text:p>31.1994461838</text:p>
          </table:table-cell>
          <table:table-cell office:value-type="float" office:value="950.941">
            <text:p>950.941</text:p>
          </table:table-cell>
          <table:table-cell office:value-type="float" office:value="195524">
            <text:p>195524</text:p>
          </table:table-cell>
          <table:table-cell/>
          <table:table-cell office:value-type="string">
            <text:p>LogicResource</text:p>
          </table:table-cell>
          <table:table-cell office:value-type="float" office:value="59.3503219997">
            <text:p>59.3503219997</text:p>
          </table:table-cell>
          <table:table-cell office:value-type="float" office:value="1766.224">
            <text:p>1766.224</text:p>
          </table:table-cell>
          <table:table-cell office:value-type="float" office:value="97750">
            <text:p>97750</text:p>
          </table:table-cell>
          <table:table-cell/>
          <table:table-cell office:value-type="string">
            <text:p>LogicResource</text:p>
          </table:table-cell>
          <table:table-cell office:value-type="float" office:value="94.8097077994">
            <text:p>94.8097077994</text:p>
          </table:table-cell>
          <table:table-cell office:value-type="float" office:value="25710.725">
            <text:p>25710.725</text:p>
          </table:table-cell>
          <table:table-cell office:value-type="float" office:value="97750">
            <text:p>97750</text:p>
          </table:table-cell>
        </table:table-row>
        <table:table-row table:style-name="ro1">
          <table:table-cell office:value-type="string">
            <text:p>Backend</text:p>
          </table:table-cell>
          <table:table-cell office:value-type="float" office:value="40.449227718">
            <text:p>40.449227718</text:p>
          </table:table-cell>
          <table:table-cell office:value-type="float" office:value="1232.869">
            <text:p>1232.869</text:p>
          </table:table-cell>
          <table:table-cell office:value-type="float" office:value="2434008">
            <text:p>2434008</text:p>
          </table:table-cell>
          <table:table-cell/>
          <table:table-cell office:value-type="string">
            <text:p>Backend</text:p>
          </table:table-cell>
          <table:table-cell office:value-type="float" office:value="23.3660401221">
            <text:p>23.3660401221</text:p>
          </table:table-cell>
          <table:table-cell office:value-type="float" office:value="695.357">
            <text:p>695.357</text:p>
          </table:table-cell>
          <table:table-cell office:value-type="float" office:value="1212950">
            <text:p>1212950</text:p>
          </table:table-cell>
          <table:table-cell/>
          <table:table-cell office:value-type="string">
            <text:p>Backend</text:p>
          </table:table-cell>
          <table:table-cell office:value-type="float" office:value="2.9238475915">
            <text:p>2.9238475915</text:p>
          </table:table-cell>
          <table:table-cell office:value-type="float" office:value="792.896">
            <text:p>792.896</text:p>
          </table:table-cell>
          <table:table-cell office:value-type="float" office:value="1212950">
            <text:p>1212950</text:p>
          </table:table-cell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8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 table:number-rows-repeated="8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7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8">
          <table:table-cell table:number-columns-repeated="14"/>
        </table:table-row>
        <table:table-row table:style-name="ro2" table:number-rows-repeated="6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 table:number-rows-repeated="8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5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7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8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style-name="ce1" table:number-columns-repeated="4"/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9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 table:number-rows-repeated="8">
          <table:table-cell/>
          <table:table-cell table:style-name="ce2"/>
          <table:table-cell table:number-columns-repeated="12"/>
        </table:table-row>
        <table:table-row table:style-name="ro2" table:number-rows-repeated="5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5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6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11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6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7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10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7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1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7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8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36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 table:number-rows-repeated="5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2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4">
          <table:table-cell/>
          <table:table-cell table:style-name="ce2"/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2" table:number-rows-repeated="3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5">
          <table:table-cell/>
          <table:table-cell table:style-name="ce2"/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 table:number-rows-repeated="12">
          <table:table-cell/>
          <table:table-cell table:style-name="ce2"/>
          <table:table-cell table:number-columns-repeated="12"/>
        </table:table-row>
        <table:table-row table:style-name="ro2">
          <table:table-cell table:style-name="ce1" table:number-columns-repeated="4"/>
          <table:table-cell table:number-columns-repeated="10"/>
        </table:table-row>
        <table:table-row table:style-name="ro2" table:number-rows-repeated="104794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B4:Sheet1.D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8:22:08</meta:creation-date>
    <dc:date>2012-06-28T17:39:46</dc:date>
    <meta:editing-duration>PT2H57M43S</meta:editing-duration>
    <meta:editing-cycles>68</meta:editing-cycles>
    <meta:generator>LibreOffice/3.5$Linux_X86_64 LibreOffice_project/350m1$Build-2</meta:generator>
    <meta:document-statistic meta:table-count="3" meta:cell-count="157" meta:object-count="0"/>
  </office:meta>
</office:document-meta>
</file>